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30000018F5E0B425B2C60A97D.png" manifest:media-type="image/png"/>
  <manifest:file-entry manifest:full-path="Pictures/10000001000006CD000002530EE4E1A9181B9C9C.png" manifest:media-type="image/png"/>
  <manifest:file-entry manifest:full-path="Pictures/10000001000005930000038025924765C301B523.png" manifest:media-type="image/png"/>
  <manifest:file-entry manifest:full-path="Pictures/100000010000042900000357F85DA8340BD5E0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dbf0" officeooo:paragraph-rsid="000edbf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edbf0" officeooo:paragraph-rsid="000edbf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edbf0" officeooo:paragraph-rsid="000edbf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06866" officeooo:paragraph-rsid="0010686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26213" officeooo:paragraph-rsid="0012621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41c33" officeooo:paragraph-rsid="00141c3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52c60" officeooo:paragraph-rsid="00152c6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edbf0" officeooo:paragraph-rsid="000edbf0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QL ASSIGNMENT – 9</text:p>
      <text:p text:style-name="P1"/>
      <text:p text:style-name="P1"/>
      <text:p text:style-name="P2">1)</text:p>
      <text:p text:style-name="P2"/>
      <text:p text:style-name="P2"><text:s text:c="4"/><draw:frame draw:style-name="fr3" draw:name="Image1" text:anchor-type="char" svg:x="0.039cm" svg:y="0cm" svg:width="16.718cm" svg:height="10.897cm" draw:z-index="0"><draw:image xlink:href="Pictures/100000010000042900000357F85DA8340BD5E0CB.png" xlink:type="simple" xlink:show="embed" xlink:actuate="onLoad" draw:mime-type="image/png"/></draw:frame><text:s text:c="122"/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)</text:p>
      <text:p text:style-name="P4"/>
      <text:p text:style-name="P5"><draw:frame draw:style-name="fr2" draw:name="Image2" text:anchor-type="char" svg:width="17cm" svg:height="10.673cm" draw:z-index="1"><draw:image xlink:href="Pictures/10000001000005930000038025924765C301B523.png" xlink:type="simple" xlink:show="embed" xlink:actuate="onLoad" draw:mime-type="image/png"/></draw:frame><text:s text:c="121"/></text:p>
      <text:p text:style-name="P5">3)</text:p>
      <text:p text:style-name="P5"/>
      <text:p text:style-name="P5"><draw:frame draw:style-name="fr2" draw:name="Image3" text:anchor-type="char" svg:width="17cm" svg:height="8.784cm" draw:z-index="2"><draw:image xlink:href="Pictures/10000001000005230000018F5E0B425B2C60A97D.png" xlink:type="simple" xlink:show="embed" xlink:actuate="onLoad" draw:mime-type="image/png"/></draw:frame><text:s text:c="123"/></text:p>
      <text:p text:style-name="P5"/>
      <text:p text:style-name="P5"/>
      <text:p text:style-name="P5"/>
      <text:p text:style-name="P6"><text:soft-page-break/>4)</text:p>
      <text:p text:style-name="P6"/>
      <text:p text:style-name="P7"><draw:frame draw:style-name="fr1" draw:name="Image4" text:anchor-type="char" svg:width="17.35cm" svg:height="8.878cm" draw:z-index="3"><draw:image xlink:href="Pictures/10000001000006CD000002530EE4E1A9181B9C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5:47:26.286824168</meta:creation-date>
    <dc:date>2024-03-12T17:16:55.252858265</dc:date>
    <meta:editing-duration>PT58M40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3" meta:paragraph-count="8" meta:word-count="7" meta:character-count="396" meta:non-whitespace-character-count="23"/>
  </office:meta>
</office:document-meta>
</file>